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Lohit Devanagari" svg:font-family="'Lohit Devanagari'"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075in"/>
    </style:style>
    <style:style style:name="co2" style:family="table-column">
      <style:table-column-properties fo:break-before="auto" style:column-width="2.2402in"/>
    </style:style>
    <style:style style:name="co3" style:family="table-column">
      <style:table-column-properties fo:break-before="auto" style:column-width="1.6189in"/>
    </style:style>
    <style:style style:name="co4" style:family="table-column">
      <style:table-column-properties fo:break-before="auto" style:column-width="1.22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5028in" fo:break-before="auto" style:use-optimal-row-height="false"/>
    </style:style>
    <style:style style:name="ro3" style:family="table-row">
      <style:table-row-properties style:row-height="2.8602in" fo:break-before="auto" style:use-optimal-row-height="false"/>
    </style:style>
    <style:style style:name="ro4" style:family="table-row">
      <style:table-row-properties style:row-height="1.928in" fo:break-before="auto" style:use-optimal-row-height="false"/>
    </style:style>
    <style:style style:name="ro5" style:family="table-row">
      <style:table-row-properties style:row-height="1.2535in" fo:break-before="auto" style:use-optimal-row-height="true"/>
    </style:style>
    <style:style style:name="ro6" style:family="table-row">
      <style:table-row-properties style:row-height="3.0161in" fo:break-before="auto" style:use-optimal-row-height="true"/>
    </style:style>
    <style:style style:name="ro7" style:family="table-row">
      <style:table-row-properties style:row-height="2.8398in" fo:break-before="auto" style:use-optimal-row-height="true"/>
    </style:style>
    <style:style style:name="ro8" style:family="table-row">
      <style:table-row-properties style:row-height="1.9583in" fo:break-before="auto" style:use-optimal-row-height="true"/>
    </style:style>
    <style:style style:name="ro9" style:family="table-row">
      <style:table-row-properties style:row-height="0.7252in" fo:break-before="auto" style:use-optimal-row-height="true"/>
    </style:style>
    <style:style style:name="ro10" style:family="table-row">
      <style:table-row-properties style:row-height="0.2083in"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wrap" style:shrink-to-fit="false" style:vertical-align="top" loext:vertical-justify="auto"/>
      <style:paragraph-properties fo:text-align="start" css3t:text-justify="distribute" fo:margin-left="0in" style:writing-mode="lr-tb"/>
      <style:text-properties style:font-name="Liberation Sans"/>
    </style:style>
    <style:style style:name="ce2" style:family="table-cell" style:parent-style-name="Default">
      <style:table-cell-properties style:text-align-source="fix" style:repeat-content="false" fo:wrap-option="wrap" style:direction="ltr" style:shrink-to-fit="false" style:vertical-align="top" loext:vertical-justify="auto"/>
      <style:paragraph-properties fo:text-align="start" css3t:text-justify="distribute" fo:margin-left="0in" style:writing-mode="lr-tb"/>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fo:hyphenate="false"/>
    </style:style>
    <style:style style:name="ce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shrink-to-fit="false" style:vertical-align="top" loext:vertical-justify="auto"/>
      <style:paragraph-properties fo:text-align="start" css3t:text-justify="distribute" fo:margin-left="0in" style:writing-mode="lr-tb"/>
      <style:text-properties style:font-name="Liberation Sans" fo:font-size="12pt" style:font-size-asian="12pt" style:font-size-complex="12pt"/>
    </style:style>
    <style:style style:name="ce5" style:family="table-cell" style:parent-style-name="Default">
      <style:table-cell-properties style:text-align-source="fix" style:repeat-content="false" fo:wrap-option="wrap" style:direction="ltr" style:shrink-to-fit="false" style:vertical-align="top" loext:vertical-justify="auto"/>
      <style:paragraph-properties fo:text-align="start" css3t:text-justify="auto" fo:margin-left="0in" style:writing-mode="lr-tb"/>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fo:hyphenate="false"/>
    </style:style>
    <style:style style:name="ce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line-through-type="none" style:font-name="Liberation Sans1"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ans1" style:font-size-complex="10.5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shrink-to-fit="false" style:vertical-align="top" loext:vertical-justify="auto"/>
      <style:paragraph-properties fo:text-align="start" style:writing-mode="lr-tb"/>
      <style:text-properties fo:color="#000000" style:text-outline="false" style:text-line-through-style="none" style:text-line-through-type="none" style:font-name="Liberation Sans1"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ans1" style:font-size-complex="10.5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data-style-name="N11">
      <style:table-cell-properties style:text-align-source="fix" style:repeat-content="false" fo:wrap-option="wrap" style:shrink-to-fit="false" style:vertical-align="top" loext:vertical-justify="auto"/>
      <style:paragraph-properties fo:text-align="start" css3t:text-justify="distribute" fo:margin-left="0in" style:writing-mode="lr-tb"/>
      <style:text-properties style:font-name="Liberation Sans" fo:font-size="12pt" style:font-size-asian="12pt" style:font-size-complex="12pt"/>
    </style:style>
    <style:style style:name="T1" style:family="text">
      <style:text-properties style:use-window-font-color="true" style:font-name="" fo:font-size="12pt" style:letter-kerning="true" fo:language="en" fo:country="US" style:language-asian="hi" style:country-asian="IN" style:font-name-asian="Lohit Devanagari"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Sources</text:p>
          </table:table-cell>
          <table:table-cell office:value-type="string" calcext:value-type="string">
            <text:p>Breve resumen</text:p>
          </table:table-cell>
          <table:table-cell office:value-type="string" calcext:value-type="string">
            <text:p>Algoritmo de Solucion</text:p>
          </table:table-cell>
          <table:table-cell office:value-type="string" calcext:value-type="string">
            <text:p>representacion</text:p>
          </table:table-cell>
          <table:table-cell office:value-type="string" calcext:value-type="string">
            <text:p>dataset</text:p>
          </table:table-cell>
          <table:table-cell office:value-type="string" calcext:value-type="string">
            <text:p>evaluacion</text:p>
          </table:table-cell>
          <table:table-cell table:number-columns-repeated="1018"/>
        </table:table-row>
        <table:table-row table:style-name="ro2">
          <table:table-cell table:style-name="ce2" office:value-type="string" calcext:value-type="string">
            <text:p><text:span text:style-name="T1"><text:a xlink:href="https://www.semanticscholar.org/paper/Music-genre-classification-based-on-auditory-image%2C-Cai-Zhang/66989c917fbf2f839b72320eb0f527938eb8c749" xlink:type="simple">https://www.semanticscholar.org/paper/Music-genre-classification-based-on-auditory-image%2C-Cai-Zhang/66989c917fbf2f839b72320eb0f527938eb8c749</text:a></text:span></text:p>
          </table:table-cell>
          <table:table-cell table:style-name="ce5" office:value-type="string" calcext:value-type="string">
            <text:p>examine the significance and robustness of some primarily used low-level and mid-level musical and non-musical features on DL-based models for the MGC task.</text:p>
          </table:table-cell>
          <table:table-cell table:style-name="ce4" office:value-type="string" calcext:value-type="string">
            <text:p>deep learning</text:p>
          </table:table-cell>
          <table:table-cell table:style-name="ce4" table:number-columns-repeated="1021"/>
        </table:table-row>
        <table:table-row table:style-name="ro3">
          <table:table-cell table:style-name="ce3" office:value-type="string" calcext:value-type="string">
            <text:p><text:span text:style-name="T1"><text:a xlink:href="https://www.semanticscholar.org/paper/1D-CNN-Architectures-for-Music-Genre-Classification-Allamy-Koerich/37e9f340df110eb437c9cb4a7968e188e99c95e8" xlink:type="simple">https://www.semanticscholar.org/paper/1D-CNN-Architectures-for-Music-Genre-Classification-Allamy-Koerich/37e9f340df110eb437c9cb4a7968e188e99c95e8</text:a></text:span></text:p>
          </table:table-cell>
          <table:table-cell table:style-name="ce2" office:value-type="string" calcext:value-type="string">
            <text:p>learn a representation and a discriminant directly from the raw audio signal. Several convolutional layers capture the time-frequency characteristics of the audio signal and learn various filters relevant to the music genre recognition task. The proposed approach splits the audio signal into overlapped segments using a sliding window to comply with the fixed-length input constraint of the 1D CNNs</text:p>
          </table:table-cell>
          <table:table-cell table:style-name="ce7" office:value-type="string" calcext:value-type="string">
            <text:p>1D residual convolutional neural network</text:p>
          </table:table-cell>
          <table:table-cell table:style-name="ce4" office:value-type="string" calcext:value-type="string">
            <text:p>raw audio signal</text:p>
          </table:table-cell>
          <table:table-cell table:style-name="ce4" table:number-columns-repeated="1020"/>
        </table:table-row>
        <table:table-row table:style-name="ro4">
          <table:table-cell table:style-name="ce3" office:value-type="string" calcext:value-type="string">
            <text:p><text:span text:style-name="T1"><text:a xlink:href="https://www.semanticscholar.org/paper/DBTMPE%3A-Deep-Bidirectional-Transformers-Based-for-Qiu-Li/ddbd6bfb0294cf03ae8c764a4c65e66e0ce71243" xlink:type="simple">https://www.semanticscholar.org/paper/DBTMPE%3A-Deep-Bidirectional-Transformers-Based-for-Qiu-Li/ddbd6bfb0294cf03ae8c764a4c65e66e0ce71243</text:a></text:span></text:p>
          </table:table-cell>
          <table:table-cell table:style-name="ce6" office:value-type="string" calcext:value-type="string">
            <text:p>In contrast to other deep-learning models the MPE method enables parallelization over time-steps, leading to faster training. </text:p>
          </table:table-cell>
          <table:table-cell table:style-name="ce6" office:value-type="string" calcext:value-type="string">
            <text:p>Pitch to Vector (Pitch2vec), and a deep bidirectional transformers-based masked predictive encoder (MPE) method</text:p>
          </table:table-cell>
          <table:table-cell table:style-name="ce4" office:value-type="string" calcext:value-type="string">
            <text:p>(<text:a xlink:href="https://www.techtarget.com/whatis/definition/MIDI-Musical-Instrument-Digital-Interface" xlink:type="simple">MIDI</text:a>)</text:p>
          </table:table-cell>
          <table:table-cell table:style-name="ce4"/>
          <table:table-cell table:style-name="ce8" office:value-type="string" calcext:value-type="string">
            <text:p>Accuracy: &gt;94%</text:p>
          </table:table-cell>
          <table:table-cell table:style-name="ce4" table:number-columns-repeated="1018"/>
        </table:table-row>
        <table:table-row table:style-name="ro5">
          <table:table-cell table:style-name="ce4" office:value-type="string" calcext:value-type="string">
            <text:p><text:a xlink:href="https://www.semanticscholar.org/paper/Deep-Learning-Based-Music-Genre-Classification-AthulyaK-Sindhu/6c75612b9a03428807086a21da19bc8f8668735f" xlink:type="simple">https://www.semanticscholar.org/paper/Deep-Learning-Based-Music-Genre-Classification-AthulyaK-Sindhu/6c75612b9a03428807086a21da19bc8f8668735f</text:a></text:p>
          </table:table-cell>
          <table:table-cell table:style-name="ce4" office:value-type="string" calcext:value-type="string">
            <text:p>The proposed system uses feature values of spectrograms generated from slices of songs as the input into a CNN to classify the songs into their music genres</text:p>
          </table:table-cell>
          <table:table-cell table:style-name="ce6" office:value-type="string" calcext:value-type="string">
            <text:p>Convolutional neural network (CNN) </text:p>
          </table:table-cell>
          <table:table-cell table:style-name="ce4" table:number-columns-repeated="1021"/>
        </table:table-row>
        <table:table-row table:style-name="ro6">
          <table:table-cell table:style-name="ce4" office:value-type="string" calcext:value-type="string">
            <text:p><text:a xlink:href="https://www.semanticscholar.org/paper/Music-Genre-Classification-using-Deep-Learning-Fathima/801dff7cd0af0945ed750b019cf582d4c90a11b4" xlink:type="simple">https://www.semanticscholar.org/paper/Music-Genre-Classification-using-Deep-Learning-Fathima/801dff7cd0af0945ed750b019cf582d4c90a11b4</text:a></text:p>
          </table:table-cell>
          <table:table-cell table:style-name="ce4" office:value-type="string" calcext:value-type="string">
            <text:p>we propose two methods for boosting music genre classification with convolutional neural networks: 1) using a process inspired by residual learning to combine peak- and average pooling to provide more statistical information to higher level neural networks; and 2) To bypass one or more layers, use shortcut connections. To perform classification, the KNN output is fed into another deep neural network. </text:p>
          </table:table-cell>
          <table:table-cell table:style-name="ce4" table:number-columns-repeated="1022"/>
        </table:table-row>
        <table:table-row table:style-name="ro7">
          <table:table-cell table:style-name="ce4" office:value-type="string" calcext:value-type="string">
            <text:p><text:a xlink:href="https://www.semanticscholar.org/paper/3D-DCDAE%3A-Unsupervised-Music-Latent-Representations-Qiu-Li/5c89d043607bba76f3cb674821fc54afe7a79281" xlink:type="simple">https://www.semanticscholar.org/paper/3D-DCDAE%3A-Unsupervised-Music-Latent-Representations-Qiu-Li/5c89d043607bba76f3cb674821fc54afe7a79281</text:a></text:p>
          </table:table-cell>
          <table:table-cell table:style-name="ce4" office:value-type="string" calcext:value-type="string">
            <text:p>aims to learn common representations from a large amount of unlabeled data to improve the performance of music genre classification. unlabeled MIDI files are applied to 3D-DCDAE to extract latent representations by denoising and reconstructing input data. Next, a decoder is utilized to assist the 3D-DCDAE in training. After 3D-DCDAE training, the decoder is replaced by a multilayer perceptron (MLP) classifier.</text:p>
          </table:table-cell>
          <table:table-cell table:style-name="ce4" office:value-type="string" calcext:value-type="string">
            <text:p>deep 3D convolutional denoising autoencoder (3D-DCDAE). <text:s text:c="8"/>Multilayer perceptron (MLP)</text:p>
          </table:table-cell>
          <table:table-cell table:style-name="ce4" table:number-columns-repeated="1021"/>
        </table:table-row>
        <table:table-row table:style-name="ro8">
          <table:table-cell table:style-name="ce4" office:value-type="string" calcext:value-type="string">
            <text:p><text:a xlink:href="https://www.semanticscholar.org/paper/Combined-Transfer-and-Active-Learning-for-High-Chen-Steven/3630e7f5ec6298e05c8ff2a425d09212ed53931c" xlink:type="simple">https://www.semanticscholar.org/paper/Combined-Transfer-and-Active-Learning-for-High-Chen-Steven/3630e7f5ec6298e05c8ff2a425d09212ed53931c</text:a></text:p>
          </table:table-cell>
          <table:table-cell table:style-name="ce4" office:value-type="string" calcext:value-type="string">
            <text:p>ropose a novel active transfer music genre classification method (ATMGCM) for musical genre classification. After comparing the ATMGCM with SVM and Random Forest, the ATMGCM algorithm has higher accuracy in massive database or with noises.</text:p>
          </table:table-cell>
          <table:table-cell table:style-name="ce4" office:value-type="string" calcext:value-type="string">
            <text:p>ATMGCM</text:p>
          </table:table-cell>
          <table:table-cell table:style-name="ce4" table:number-columns-repeated="1021"/>
        </table:table-row>
        <table:table-row table:style-name="ro9">
          <table:table-cell table:style-name="ce4" office:value-type="string" calcext:value-type="string">
            <text:p><text:a xlink:href="https://www.semanticscholar.org/paper/Language-Representation-Models-for-Music-Genre-Akalp-Cigdem/615ead33365eec381f883e8412255ce2a0106f56" xlink:type="simple">https://www.semanticscholar.org/paper/Language-Representation-Models-for-Music-Genre-Akalp-Cigdem/615ead33365eec381f883e8412255ce2a0106f56</text:a></text:p>
          </table:table-cell>
          <table:table-cell table:style-name="ce4" office:value-type="string" calcext:value-type="string">
            <text:p>apply language representation models for music genre classification using song lyrics.</text:p>
          </table:table-cell>
          <table:table-cell table:style-name="ce4" office:value-type="string" calcext:value-type="string">
            <text:p>language representation such as BERT</text:p>
          </table:table-cell>
          <table:table-cell table:style-name="ce4" table:number-columns-repeated="2"/>
          <table:table-cell table:style-name="ce4" office:value-type="string" calcext:value-type="string">
            <text:p>77,63% and 71.29% accuracy</text:p>
          </table:table-cell>
          <table:table-cell table:style-name="ce4" table:number-columns-repeated="1018"/>
        </table:table-row>
        <table:table-row table:style-name="ro5">
          <table:table-cell table:style-name="ce4" office:value-type="string" calcext:value-type="string">
            <text:p><text:a xlink:href="https://www.semanticscholar.org/paper/Vision-Transformer-for-Music-Genre-Classification-Khasgiwala-Tailor/0dbaf3e30ebea2701b37dc9492b4e2182d0adc64" xlink:type="simple">https://www.semanticscholar.org/paper/Vision-Transformer-for-Music-Genre-Classification-Khasgiwala-Tailor/0dbaf3e30ebea2701b37dc9492b4e2182d0adc64</text:a></text:p>
          </table:table-cell>
          <table:table-cell table:style-name="ce4" office:value-type="string" calcext:value-type="string">
            <text:p>Vision Transformer for Music Genre Classification using Mel-frequency Cepstrum Coefficient</text:p>
          </table:table-cell>
          <table:table-cell table:style-name="ce4" office:value-type="string" calcext:value-type="string">
            <text:p>Transformer-based model (Vision Transformer)</text:p>
          </table:table-cell>
          <table:table-cell table:style-name="ce4" office:value-type="string" calcext:value-type="string">
            <text:p>acoustic features (MFCC) are extracted from the audio files from the FMA dataset</text:p>
          </table:table-cell>
          <table:table-cell table:style-name="ce4" office:value-type="string" calcext:value-type="string">
            <text:p>FMA</text:p>
          </table:table-cell>
          <table:table-cell table:style-name="ce4" table:number-columns-repeated="1019"/>
        </table:table-row>
        <table:table-row table:style-name="ro10">
          <table:table-cell table:style-name="ce4" table:number-columns-repeated="1024"/>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Lohit Devanagari" svg:font-family="'Lohit Devanagari'"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7T18:58:04.241960075</meta:creation-date>
    <meta:generator>LibreOffice/6.4.7.2$Linux_X86_64 LibreOffice_project/40$Build-2</meta:generator>
    <dc:date>2023-03-08T07:17:10.161003857</dc:date>
    <meta:editing-duration>PT11H17M42S</meta:editing-duration>
    <meta:editing-cycles>2</meta:editing-cycles>
    <meta:document-statistic meta:table-count="1" meta:cell-count="38" meta:object-count="0"/>
  </office:meta>
</office:document-meta>
</file>